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ssreihe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rr_U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9.6" calcext:value-type="float">
            <text:p>39.6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5.1" calcext:value-type="float">
            <text:p>65.1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44" calcext:value-type="float">
            <text:p>444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Yu Gothic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8.2$Windows_X86_64 LibreOffice_project/f718d63693263970429a68f568db6046aaa9df01</meta:generator>
    <dc:date>2025-03-08T14:53:16.467000000</dc:date>
    <meta:editing-duration>PT11M33S</meta:editing-duration>
    <meta:editing-cycles>3</meta:editing-cycles>
    <meta:document-statistic meta:table-count="1" meta:cell-count="21" meta:object-count="0"/>
  </office:meta>
</office:document-meta>
</file>